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21.41pt"/>
    </style:style>
    <style:style style:name="co2" style:family="table-column">
      <style:table-column-properties fo:break-before="auto" style:column-width="57.6pt"/>
    </style:style>
    <style:style style:name="co3" style:family="table-column">
      <style:table-column-properties fo:break-before="auto" style:column-width="43.2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ro3" style:family="table-row">
      <style:table-row-properties style:row-height="35.04pt" fo:break-before="auto" style:use-optimal-row-height="true"/>
    </style:style>
    <style:style style:name="ro4" style:family="table-row">
      <style:table-row-properties style:row-height="46.26pt" fo:break-before="auto" style:use-optimal-row-height="true"/>
    </style:style>
    <style:style style:name="ro5" style:family="table-row">
      <style:table-row-properties style:row-height="35.26pt" fo:break-before="auto" style:use-optimal-row-height="true"/>
    </style:style>
    <style:style style:name="ro6" style:family="table-row">
      <style:table-row-properties style:row-height="24.01pt" fo:break-before="auto" style:use-optimal-row-height="true"/>
    </style:style>
    <style:style style:name="ro7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number:number-style style:name="N108">
      <number:scientific-number number:decimal-places="2" loext:min-decimal-places="2" number:min-integer-digits="1" number:min-exponent-digits="2" loext:exponent-interval="3" loext:forced-exponent-sign="true"/>
    </number:number-style>
    <style:style style:name="ce15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fo:font-weight="normal" style:font-weight-asian="normal" style:font-weight-complex="normal"/>
    </style:style>
    <style:style style:name="ce17" style:family="table-cell" style:parent-style-name="Default" style:data-style-name="N61">
      <style:table-cell-properties fo:wrap-option="wrap"/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135"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74pt solid #000000"/>
      <style:text-properties fo:font-weight="normal" style:font-weight-asian="normal" style:font-weight-complex="normal"/>
    </style:style>
    <style:style style:name="ce6" style:family="table-cell" style:parent-style-name="Default" style:data-style-name="N121">
      <style:table-cell-properties fo:wrap-option="wrap" fo:border="0.74pt solid #000000"/>
      <style:text-properties fo:font-weight="normal" style:font-weight-asian="normal" style:font-weight-complex="normal"/>
    </style:style>
    <style:style style:name="ce7" style:family="table-cell" style:parent-style-name="Default" style:data-style-name="N2">
      <style:table-cell-properties fo:wrap-option="wrap" fo:border="0.74pt solid #000000"/>
      <style:text-properties fo:font-weight="normal" style:font-weight-asian="normal" style:font-weight-complex="normal"/>
    </style:style>
    <style:style style:name="ce26" style:family="table-cell" style:parent-style-name="Default" style:data-style-name="N121">
      <style:table-cell-properties fo:background-color="#fff200" fo:wrap-option="wrap" fo:border="0.74pt solid #000000"/>
      <style:text-properties fo:font-weight="normal" style:font-weight-asian="normal" style:font-weight-complex="normal"/>
    </style:style>
    <style:style style:name="ce27" style:family="table-cell" style:parent-style-name="Default" style:data-style-name="N4">
      <style:table-cell-properties fo:wrap-option="wrap" fo:border="0.74pt solid #000000"/>
      <style:text-properties fo:font-weight="normal" style:font-weight-asian="normal" style:font-weight-complex="normal"/>
    </style:style>
    <style:style style:name="ce28" style:family="table-cell" style:parent-style-name="Default" style:data-style-name="N121">
      <style:text-properties fo:font-weight="normal" style:font-weight-asian="normal" style:font-weight-complex="normal"/>
    </style:style>
    <style:style style:name="ce16" style:family="table-cell" style:parent-style-name="Default">
      <style:table-cell-properties fo:wrap-option="wrap" fo:border="0.74pt solid #000000"/>
      <style:text-properties fo:hyphenate="true"/>
    </style:style>
    <style:style style:name="ce9" style:family="table-cell" style:parent-style-name="Default" style:data-style-name="N108">
      <style:text-properties fo:font-weight="normal" style:font-weight-asian="normal" style:font-weight-complex="normal"/>
    </style:style>
    <style:style style:name="ce10" style:family="table-cell" style:parent-style-name="Default" style:data-style-name="N121">
      <style:table-cell-properties fo:background-color="#ffff00" fo:border="0.74pt solid #000000"/>
    </style:style>
    <style:style style:name="ce11" style:family="table-cell" style:parent-style-name="Default" style:data-style-name="N10">
      <style:table-cell-properties fo:background-color="#ffff00" fo:border="0.74pt solid #000000"/>
    </style:style>
    <style:style style:name="ce12" style:family="table-cell" style:parent-style-name="Default" style:data-style-name="N121">
      <style:table-cell-properties fo:wrap-option="wrap" fo:border="0.74pt solid #000000"/>
      <style:text-properties fo:hyphenate="true"/>
    </style:style>
    <style:style style:name="ce13" style:family="table-cell" style:parent-style-name="Default" style:data-style-name="N122">
      <style:table-cell-properties fo:wrap-option="wrap" fo:border="0.74pt solid #000000"/>
      <style:text-properties fo:hyphenate="true"/>
    </style:style>
    <style:style style:name="ce14" style:family="table-cell" style:parent-style-name="Default" style:data-style-name="N10">
      <style:table-cell-properties fo:wrap-option="wrap" fo:border="0.74pt solid #000000"/>
      <style:text-properties fo:hyphenate="true"/>
    </style:style>
    <style:style style:name="ce22" style:family="table-cell" style:parent-style-name="Default" style:data-style-name="N121">
      <style:table-cell-properties fo:border="0.74pt solid #000000"/>
    </style:style>
    <style:style style:name="ce20" style:family="table-cell" style:parent-style-name="Default">
      <style:table-cell-properties fo:wrap-option="wrap"/>
      <style:text-properties fo:hyphenate="true"/>
    </style:style>
    <style:style style:name="ce23" style:family="table-cell" style:parent-style-name="Default" style:data-style-name="N121">
      <style:table-cell-properties fo:border="0.74pt solid #000000"/>
      <style:text-properties fo:color="#ce181e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Transmit Path" table:style-name="ta1">
        <table:table-column table:style-name="co1" table:default-cell-style-name="ce16"/>
        <table:table-column table:style-name="co2" table:default-cell-style-name="ce10"/>
        <table:table-column table:style-name="co2" table:number-columns-repeated="11" table:default-cell-style-name="ce3"/>
        <table:table-column table:style-name="co3" table:default-cell-style-name="ce3"/>
        <table:table-column table:style-name="co4" table:number-columns-repeated="1003" table:default-cell-style-name="Default"/>
        <table:table-row table:style-name="ro1">
          <table:table-cell table:style-name="ce15" office:value-type="string" calcext:value-type="string">
            <text:p>Transmit Path Parameters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table:style-name="ce15"/>
          <table:table-cell table:style-name="Default" table:number-columns-repeated="13"/>
          <table:table-cell table:number-columns-repeated="1003"/>
        </table:table-row>
        <table:table-row table:style-name="ro2">
          <table:table-cell table:style-name="ce2" office:value-type="string" calcext:value-type="string">
            <text:p>Boltzmann Constant </text:p>
            <text:p>[J/K] 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17" office:value-type="float" office:value="1.381E-023" calcext:value-type="float">
            <text:p>1.38E-23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2">
          <table:table-cell table:style-name="ce2" office:value-type="string" calcext:value-type="string">
            <text:p>Noise Temperature </text:p>
            <text:p>[K] 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3" office:value-type="float" office:value="298" calcext:value-type="float">
            <text:p>298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2" office:value-type="string" calcext:value-type="string">
            <text:p>Noise Bandwidth [Hz]</text:p>
          </table:table-cell>
          <table:table-cell table:style-name="Default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4" office:value-type="float" office:value="50000000" calcext:value-type="float">
            <text:p>50.0E+06</text:p>
          </table:table-cell>
          <table:table-cell table:style-name="ce9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5" office:value-type="string" calcext:value-type="string">
            <text:p>Input Noise Power [W]</text:p>
          </table:table-cell>
          <table:table-cell table:style-name="ce9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4" table:formula="of:=[.A4]*[.A6]*[.A8]" office:value-type="float" office:value="0.000000000000205769" calcext:value-type="float">
            <text:p>205.8E-15</text:p>
          </table:table-cell>
          <table:table-cell table:style-name="ce9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2" office:value-type="string" calcext:value-type="string">
            <text:p>Input Signal Power [dBm]</text:p>
          </table:table-cell>
          <table:table-cell table:style-name="Default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3" office:value-type="float" office:value="-16" calcext:value-type="float">
            <text:p>-16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5" office:value-type="string" calcext:value-type="string">
            <text:p>Input Noise Power [dBm]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6" table:formula="of:=10*LOG10([.A10]/0.001)" office:value-type="float" office:value="-96.866200530091" calcext:value-type="float">
            <text:p>-96.9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7" office:value-type="string" calcext:value-type="string">
            <text:p>Input SNR [dB]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26" table:formula="of:=[.A12]-[.A14]" office:value-type="float" office:value="80.866200530091" calcext:value-type="float">
            <text:p>80.9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Default" office:value-type="string" calcext:value-type="string">
            <text:p>Cascaded Gain [dB]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Default" table:formula="of:=SUM([.B32:.M32])" office:value-type="float" office:value="59.6" calcext:value-type="float">
            <text:p>59.6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2">
          <table:table-cell table:style-name="ce5" office:value-type="string" calcext:value-type="string">
            <text:p>Cascaded Noise Figure [dB]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27" table:formula="of:=10*LOG10(10^(SUM([.B33:.F33])/10)+(10^(SUM([.G33:.I33])/10)-1)/10^([.F32]/10)+(10^(SUM([.J33:.K33])/10)-1)/(10^([.F32]/10)*10^([.I32]/10))+(10^(SUM([.L33:.M33])/10)-1)/(10^([.F32]/10)*10^([.I32]/10)*10^([.K32]/10)))" office:value-type="float" office:value="22.648065293505" calcext:value-type="float">
            <text:p>22.65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2">
          <table:table-cell table:style-name="ce2" office:value-type="string" calcext:value-type="string">
            <text:p>Output Signal Power [dBm]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28" table:formula="of:=[.M39]" office:value-type="float" office:value="43.6" calcext:value-type="float">
            <text:p>43.6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2">
          <table:table-cell table:style-name="ce5" office:value-type="string" calcext:value-type="string">
            <text:p>Output Noise Power [dBm]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6" table:formula="of:=[.A14]+[.A18]+[.A20]" office:value-type="float" office:value="-14.618135236586" calcext:value-type="float">
            <text:p>-14.6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7" office:value-type="string" calcext:value-type="string">
            <text:p>Output SNR [dB]</text:p>
          </table:table-cell>
          <table:table-cell table:style-name="ce3"/>
          <table:table-cell table:number-columns-repeated="12"/>
          <table:table-cell table:style-name="ce3" table:number-columns-repeated="1003"/>
        </table:table-row>
        <table:table-row table:style-name="ro1">
          <table:table-cell table:style-name="ce6" table:formula="of:=[.A22]-[.A24]" office:value-type="float" office:value="58.218135236586" calcext:value-type="float">
            <text:p>58.2</text:p>
          </table:table-cell>
          <table:table-cell table:style-name="ce3"/>
          <table:table-cell table:number-columns-repeated="10"/>
          <table:table-cell table:style-name="ce20"/>
          <table:table-cell/>
          <table:table-cell table:style-name="ce3" table:number-columns-repeated="1003"/>
        </table:table-row>
        <table:table-row table:style-name="ro3">
          <table:table-cell table:style-name="ce15" office:value-type="string" calcext:value-type="string">
            <text:p>Component Parameters</text:p>
          </table:table-cell>
          <table:table-cell table:style-name="ce16"/>
          <table:table-cell table:style-name="ce16" office:value-type="string" calcext:value-type="string">
            <text:p>HackRF Output Amplifier</text:p>
          </table:table-cell>
          <table:table-cell table:style-name="ce16" office:value-type="string" calcext:value-type="string">
            <text:p>TX/RX Switch</text:p>
          </table:table-cell>
          <table:table-cell table:style-name="ce16" office:value-type="string" calcext:value-type="string">
            <text:p>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Amplifier #1</text:p>
          </table:table-cell>
          <table:table-cell table:style-name="ce16"/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Amplifier #2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Amplifier #3</text:p>
          </table:table-cell>
          <table:table-cell table:style-name="ce16"/>
          <table:table-cell table:style-name="ce16" office:value-type="string" calcext:value-type="string">
            <text:p>TX/RX Switch</text:p>
          </table:table-cell>
          <table:table-cell table:number-columns-repeated="1003"/>
        </table:table-row>
        <table:table-row table:style-name="ro4">
          <table:table-cell office:value-type="string" calcext:value-type="string">
            <text:p>Description</text:p>
          </table:table-cell>
          <table:table-cell table:style-name="ce16" office:value-type="string" calcext:value-type="string">
            <text:p>ANT SMA Jack</text:p>
          </table:table-cell>
          <table:table-cell table:style-name="ce16" office:value-type="string" calcext:value-type="string">
            <text:p>Avago MGA-81563</text:p>
          </table:table-cell>
          <table:table-cell table:style-name="ce16" office:value-type="string" calcext:value-type="string">
            <text:p>Peregrine PE42421</text:p>
          </table:table-cell>
          <table:table-cell table:style-name="ce16" office:value-type="string" calcext:value-type="string">
            <text:p>0404 SMT Attenuator</text:p>
          </table:table-cell>
          <table:table-cell table:style-name="ce16"/>
          <table:table-cell table:style-name="ce16" office:value-type="string" calcext:value-type="string">
            <text:p>NXP BGA7024</text:p>
          </table:table-cell>
          <table:table-cell table:style-name="ce16" office:value-type="string" calcext:value-type="string">
            <text:p>0404 SMT Attenuator</text:p>
          </table:table-cell>
          <table:table-cell table:style-name="ce16"/>
          <table:table-cell table:style-name="ce16" office:value-type="string" calcext:value-type="string">
            <text:p>NXP AFT05MS003N</text:p>
          </table:table-cell>
          <table:table-cell table:style-name="ce16"/>
          <table:table-cell table:style-name="ce16" office:value-type="string" calcext:value-type="string">
            <text:p>NXP AFT05MS03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TE 1462051-2 or TE HF3 53</text:p>
          </table:table-cell>
          <table:table-cell table:style-name="ce20" table:number-columns-repeated="1003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12" table:number-columns-repeated="4"/>
          <table:table-cell table:style-name="ce12" office:value-type="float" office:value="5" calcext:value-type="float">
            <text:p>5.0</text:p>
          </table:table-cell>
          <table:table-cell table:style-name="ce12" table:number-columns-repeated="2"/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15" calcext:value-type="float">
            <text:p>15.0</text:p>
          </table:table-cell>
          <table:table-cell table:style-name="ce12"/>
          <table:table-cell table:style-name="ce12" office:value-type="float" office:value="5" calcext:value-type="float">
            <text:p>5.0</text:p>
          </table:table-cell>
          <table:table-cell table:style-name="ce20" table:number-columns-repeated="1003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13" table:number-columns-repeated="4"/>
          <table:table-cell table:style-name="ce13" office:value-type="float" office:value="0.11" calcext:value-type="float">
            <text:p>0.110</text:p>
          </table:table-cell>
          <table:table-cell table:style-name="ce13" table:number-columns-repeated="2"/>
          <table:table-cell table:style-name="ce13" table:formula="of:=[.J31]/[.J39]*[.J29]" office:value-type="float" office:value="0.177364864864865" calcext:value-type="float">
            <text:p>0.177</text:p>
          </table:table-cell>
          <table:table-cell table:style-name="ce13"/>
          <table:table-cell table:style-name="ce13" office:value-type="float" office:value="3" calcext:value-type="float">
            <text:p>3.000</text:p>
          </table:table-cell>
          <table:table-cell table:style-name="ce13"/>
          <table:table-cell table:style-name="ce13" table:formula="of:=0.178/[.N29]" office:value-type="float" office:value="0.0356" calcext:value-type="float">
            <text:p>0.036</text:p>
          </table:table-cell>
          <table:table-cell table:style-name="ce20" table:number-columns-repeated="1003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11"/>
          <table:table-cell table:style-name="ce14" table:number-columns-repeated="7"/>
          <table:table-cell table:style-name="ce14" office:value-type="percentage" office:value="0.7" calcext:value-type="percentage">
            <text:p>70%</text:p>
          </table:table-cell>
          <table:table-cell table:style-name="ce14" table:number-columns-repeated="4"/>
          <table:table-cell table:style-name="ce20" table:number-columns-repeated="1003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style-name="ce22" office:value-type="float" office:value="13" calcext:value-type="float">
            <text:p>13.0</text:p>
          </table:table-cell>
          <table:table-cell table:style-name="ce22" office:value-type="float" office:value="-0.4" calcext:value-type="float">
            <text:p>-0.4</text:p>
          </table:table-cell>
          <table:table-cell table:number-columns-repeated="2" table:style-name="ce22" office:value-type="float" office:value="-3" calcext:value-type="float">
            <text:p>-3.0</text:p>
          </table:table-cell>
          <table:table-cell table:style-name="ce22" office:value-type="float" office:value="22" calcext:value-type="float">
            <text:p>22.0</text:p>
          </table:table-cell>
          <table:table-cell table:style-name="ce22" office:value-type="float" office:value="-1" calcext:value-type="float">
            <text:p>-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1" calcext:value-type="float">
            <text:p>2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18" calcext:value-type="float">
            <text:p>18.0</text:p>
          </table:table-cell>
          <table:table-cell table:style-name="ce22" office:value-type="float" office:value="-1" calcext:value-type="float">
            <text:p>-1.0</text:p>
          </table:table-cell>
          <table:table-cell table:style-name="ce22" office:value-type="float" office:value="-0.2" calcext:value-type="float">
            <text:p>-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ise [dB]</text:p>
          </table:table-cell>
          <table:table-cell table:formula="of:=-[.B32]" office:value-type="float" office:value="-0" calcext:value-type="float">
            <text:p>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table:formula="of:=-[.D32]" office:value-type="float" office:value="0.4" calcext:value-type="float">
            <text:p>0.4</text:p>
          </table:table-cell>
          <table:table-cell table:style-name="ce22" table:formula="of:=-[.E32]" office:value-type="float" office:value="3" calcext:value-type="float">
            <text:p>3.0</text:p>
          </table:table-cell>
          <table:table-cell table:style-name="ce22" table:formula="of:=-[.F32]" office:value-type="float" office:value="3" calcext:value-type="float">
            <text:p>3.0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table:formula="of:=-[.H32]" office:value-type="float" office:value="1" calcext:value-type="float">
            <text:p>1.0</text:p>
          </table:table-cell>
          <table:table-cell table:style-name="ce22" table:formula="of:=-[.I32]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table:formula="of:=-[.K32]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table:formula="of:=-[.M32]" office:value-type="float" office:value="1" calcext:value-type="float">
            <text:p>1.0</text:p>
          </table:table-cell>
          <table:table-cell table:style-name="ce22" table:formula="of:=-[.N32]"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22" office:value-type="float" office:value="15.1" calcext:value-type="float">
            <text:p>15.1</text:p>
          </table:table-cell>
          <table:table-cell table:style-name="ce22" office:value-type="float" office:value="33.5" calcext:value-type="float">
            <text:p>33.5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office:value-type="float" office:value="24" calcext:value-type="float">
            <text:p>24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table:formula="of:=10*LOG10(3/0.001)" office:value-type="float" office:value="34.7712125471966" calcext:value-type="float">
            <text:p>34.8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table:formula="of:=10*LOG10(31/0.001)" office:value-type="float" office:value="44.9136169383427" calcext:value-type="float">
            <text:p>44.9</text:p>
          </table:table-cell>
          <table:table-cell table:style-name="ce22" office:value-type="float" office:value="50" calcext:value-type="float">
            <text:p>50.0</text:p>
          </table:table-cell>
          <table:table-cell table:style-name="ce22" table:formula="of:=10*LOG10(50/0.001)" office:value-type="float" office:value="46.9897000433602" calcext:value-type="float">
            <text:p>47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IP3 [dBm]</text:p>
          </table:table-cell>
          <table:table-cell office:value-type="float" office:value="99" calcext:value-type="float">
            <text:p>99.0</text:p>
          </table:table-cell>
          <table:table-cell table:style-name="ce22" office:value-type="float" office:value="27" calcext:value-type="float">
            <text:p>27.0</text:p>
          </table:table-cell>
          <table:table-cell table:style-name="ce22" office:value-type="float" office:value="55" calcext:value-type="float">
            <text:p>55.0</text:p>
          </table:table-cell>
          <table:table-cell table:number-columns-repeated="2" table:style-name="ce22" office:value-type="float" office:value="99" calcext:value-type="float">
            <text:p>99.0</text:p>
          </table:table-cell>
          <table:table-cell table:style-name="ce12" office:value-type="float" office:value="37.5" calcext:value-type="float">
            <text:p>37.5</text:p>
          </table:table-cell>
          <table:table-cell table:number-columns-repeated="2" table:style-name="ce22" office:value-type="float" office:value="99" calcext:value-type="float">
            <text:p>99.0</text:p>
          </table:table-cell>
          <table:table-cell table:style-name="ce22"/>
          <table:table-cell table:style-name="ce22" office:value-type="float" office:value="99" calcext:value-type="float">
            <text:p>99.0</text:p>
          </table:table-cell>
          <table:table-cell table:style-name="ce22"/>
          <table:table-cell table:number-columns-repeated="2" table:style-name="ce22" office:value-type="float" office:value="99" calcext:value-type="float">
            <text:p>99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IP3 [dBm]</text:p>
          </table:table-cell>
          <table:table-cell office:value-type="float" office:value="99" calcext:value-type="float">
            <text:p>99.0</text:p>
          </table:table-cell>
          <table:table-cell table:style-name="ce12" table:formula="of:=[.C35]+[.C32]" office:value-type="float" office:value="40" calcext:value-type="float">
            <text:p>40.0</text:p>
          </table:table-cell>
          <table:table-cell table:style-name="ce12" table:formula="of:=[.D35]+[.D32]" office:value-type="float" office:value="54.6" calcext:value-type="float">
            <text:p>54.6</text:p>
          </table:table-cell>
          <table:table-cell table:number-columns-repeated="2" table:style-name="ce12" office:value-type="float" office:value="99" calcext:value-type="float">
            <text:p>99.0</text:p>
          </table:table-cell>
          <table:table-cell table:style-name="ce10" table:formula="of:=[.G35]+[.G32]" office:value-type="float" office:value="59.5" calcext:value-type="float">
            <text:p>59.5</text:p>
          </table:table-cell>
          <table:table-cell table:number-columns-repeated="2" table:style-name="ce12" office:value-type="float" office:value="99" calcext:value-type="float">
            <text:p>99.0</text:p>
          </table:table-cell>
          <table:table-cell table:style-name="ce22" office:value-type="float" office:value="99" calcext:value-type="float">
            <text:p>99.0</text:p>
          </table:table-cell>
          <table:table-cell table:style-name="ce12" office:value-type="float" office:value="99" calcext:value-type="float">
            <text:p>99.0</text:p>
          </table:table-cell>
          <table:table-cell table:style-name="ce22" office:value-type="float" office:value="99" calcext:value-type="float">
            <text:p>99.0</text:p>
          </table:table-cell>
          <table:table-cell table:number-columns-repeated="2" table:style-name="ce12" office:value-type="float" office:value="99" calcext:value-type="float">
            <text:p>99.0</text:p>
          </table:table-cell>
          <table:table-cell table:number-columns-repeated="1003"/>
        </table:table-row>
        <table:table-row table:style-name="ro1"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ce15" office:value-type="string" calcext:value-type="string">
            <text:p>System Parameters</text:p>
          </table:table-cell>
          <table:table-cell table:style-name="Default" table:number-columns-repeated="13"/>
          <table:table-cell table:number-columns-repeated="1003"/>
        </table:table-row>
        <table:table-row table:style-name="ro1">
          <table:table-cell office:value-type="string" calcext:value-type="string">
            <text:p>Signal Power [dBm]</text:p>
          </table:table-cell>
          <table:table-cell table:formula="of:=IF([.$A$12]+[.B32]&lt;=[.B34];[.$A$12]+[.B32];[.B34])" office:value-type="float" office:value="-16" calcext:value-type="float">
            <text:p>-16.0</text:p>
          </table:table-cell>
          <table:table-cell table:style-name="ce22" table:formula="of:=IF([.B39]+[.C32]&lt;=[.C34];[.B39]+[.C32];[.C34])" office:value-type="float" office:value="-3" calcext:value-type="float">
            <text:p>-3.0</text:p>
          </table:table-cell>
          <table:table-cell table:style-name="ce22" table:formula="of:=IF([.C39]+[.D32]&lt;=[.D34];[.C39]+[.D32];[.D34])" office:value-type="float" office:value="-3.4" calcext:value-type="float">
            <text:p>-3.4</text:p>
          </table:table-cell>
          <table:table-cell table:style-name="ce22" table:formula="of:=IF([.D39]+[.E32]&lt;=[.E34];[.D39]+[.E32];[.E34])" office:value-type="float" office:value="-6.4" calcext:value-type="float">
            <text:p>-6.4</text:p>
          </table:table-cell>
          <table:table-cell table:style-name="ce22" table:formula="of:=IF([.E39]+[.F32]&lt;=[.F34];[.E39]+[.F32];[.F34])" office:value-type="float" office:value="-9.4" calcext:value-type="float">
            <text:p>-9.4</text:p>
          </table:table-cell>
          <table:table-cell table:style-name="ce22" table:formula="of:=IF([.F39]+[.G32]&lt;=[.G34];[.F39]+[.G32];[.G34])" office:value-type="float" office:value="12.6" calcext:value-type="float">
            <text:p>12.6</text:p>
          </table:table-cell>
          <table:table-cell table:style-name="ce22" table:formula="of:=IF([.G39]+[.H32]&lt;=[.H34];[.G39]+[.H32];[.H34])" office:value-type="float" office:value="11.6" calcext:value-type="float">
            <text:p>11.6</text:p>
          </table:table-cell>
          <table:table-cell table:style-name="ce22" table:formula="of:=IF([.H39]+[.I32]&lt;=[.I34];[.H39]+[.I32];[.I34])" office:value-type="float" office:value="8.6" calcext:value-type="float">
            <text:p>8.6</text:p>
          </table:table-cell>
          <table:table-cell table:style-name="ce22" table:formula="of:=IF([.I39]+[.J32]&lt;=[.J34];[.I39]+[.J32];[.J34])" office:value-type="float" office:value="29.6" calcext:value-type="float">
            <text:p>29.6</text:p>
          </table:table-cell>
          <table:table-cell table:style-name="ce22" table:formula="of:=IF([.J39]+[.K32]&lt;=[.K34];[.J39]+[.K32];[.K34])" office:value-type="float" office:value="26.6" calcext:value-type="float">
            <text:p>26.6</text:p>
          </table:table-cell>
          <table:table-cell table:style-name="ce22" table:formula="of:=IF([.K39]+[.L32]&lt;=[.L34];[.K39]+[.L32];[.L34])" office:value-type="float" office:value="44.6" calcext:value-type="float">
            <text:p>44.6</text:p>
          </table:table-cell>
          <table:table-cell table:style-name="ce22" table:formula="of:=IF([.L39]+[.M32]&lt;=[.M34];[.L39]+[.M32];[.M34])" office:value-type="float" office:value="43.6" calcext:value-type="float">
            <text:p>43.6</text:p>
          </table:table-cell>
          <table:table-cell table:style-name="ce22" table:formula="of:=IF([.M39]+[.N32]&lt;=[.N34];[.M39]+[.N32];[.N34])" office:value-type="float" office:value="43.4" calcext:value-type="float">
            <text:p>43.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ise Power [dBm]</text:p>
          </table:table-cell>
          <table:table-cell table:formula="of:=[.B39]-[.B41]" office:value-type="float" office:value="-96.866200530091" calcext:value-type="float">
            <text:p>-96.9</text:p>
          </table:table-cell>
          <table:table-cell table:style-name="ce22" table:formula="of:=[.C39]-[.C41]" office:value-type="float" office:value="-80.866200530091" calcext:value-type="float">
            <text:p>-80.9</text:p>
          </table:table-cell>
          <table:table-cell table:style-name="ce22" table:formula="of:=[.D39]-[.D41]" office:value-type="float" office:value="-80.866200530091" calcext:value-type="float">
            <text:p>-80.9</text:p>
          </table:table-cell>
          <table:table-cell table:style-name="ce22" table:formula="of:=[.E39]-[.E41]" office:value-type="float" office:value="-80.866200530091" calcext:value-type="float">
            <text:p>-80.9</text:p>
          </table:table-cell>
          <table:table-cell table:style-name="ce22" table:formula="of:=[.F39]-[.F41]" office:value-type="float" office:value="-80.866200530091" calcext:value-type="float">
            <text:p>-80.9</text:p>
          </table:table-cell>
          <table:table-cell table:style-name="ce22" table:formula="of:=[.G39]-[.G41]" office:value-type="float" office:value="-55.966200530091" calcext:value-type="float">
            <text:p>-56.0</text:p>
          </table:table-cell>
          <table:table-cell table:style-name="ce22" table:formula="of:=[.H39]-[.H41]" office:value-type="float" office:value="-56.9657827592752" calcext:value-type="float">
            <text:p>-57.0</text:p>
          </table:table-cell>
          <table:table-cell table:style-name="ce22" table:formula="of:=[.I39]-[.I41]" office:value-type="float" office:value="-59.9637617000634" calcext:value-type="float">
            <text:p>-60.0</text:p>
          </table:table-cell>
          <table:table-cell table:style-name="ce22" table:formula="of:=[.J39]-[.J41]" office:value-type="float" office:value="-38.9274567015543" calcext:value-type="float">
            <text:p>-38.9</text:p>
          </table:table-cell>
          <table:table-cell table:style-name="ce22" table:formula="of:=[.K39]-[.K41]" office:value-type="float" office:value="-41.8876591739558" calcext:value-type="float">
            <text:p>-41.9</text:p>
          </table:table-cell>
          <table:table-cell table:style-name="ce22" table:formula="of:=[.L39]-[.L41]" office:value-type="float" office:value="-23.2259499076048" calcext:value-type="float">
            <text:p>-23.2</text:p>
          </table:table-cell>
          <table:table-cell table:style-name="ce22" table:formula="of:=[.M39]-[.M41]" office:value-type="float" office:value="-24.9272158989162" calcext:value-type="float">
            <text:p>-24.9</text:p>
          </table:table-cell>
          <table:table-cell table:style-name="ce22" table:formula="of:=[.N39]-[.N41]" office:value-type="float" office:value="-25.1272158869717" calcext:value-type="float">
            <text:p>-25.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NR [dB]</text:p>
          </table:table-cell>
          <table:table-cell table:formula="of:=[.$A$16]" office:value-type="float" office:value="80.866200530091" calcext:value-type="float">
            <text:p>80.9</text:p>
          </table:table-cell>
          <table:table-cell table:style-name="ce22" table:formula="of:=[.$A$16]-SUM([.$C$33:.C33])" office:value-type="float" office:value="77.866200530091" calcext:value-type="float">
            <text:p>77.9</text:p>
          </table:table-cell>
          <table:table-cell table:style-name="ce22" table:formula="of:=[.$A$16]-SUM([.$C$33:.D33])" office:value-type="float" office:value="77.466200530091" calcext:value-type="float">
            <text:p>77.5</text:p>
          </table:table-cell>
          <table:table-cell table:style-name="ce22" table:formula="of:=[.$A$16]-SUM([.$C$33:.E33])" office:value-type="float" office:value="74.466200530091" calcext:value-type="float">
            <text:p>74.5</text:p>
          </table:table-cell>
          <table:table-cell table:style-name="ce22" table:formula="of:=[.$A$16]-SUM([.$C$33:.F33])" office:value-type="float" office:value="71.466200530091" calcext:value-type="float">
            <text:p>71.5</text:p>
          </table:table-cell>
          <table:table-cell table:style-name="ce22" table:formula="of:=[.$A$16]-SUM([.$C$33:.$G$33])" office:value-type="float" office:value="68.566200530091" calcext:value-type="float">
            <text:p>68.6</text:p>
          </table:table-cell>
          <table:table-cell table:style-name="ce22" table:formula="of:=[.$A$16]-10*LOG10(10^(SUM([.$C$33:.$G$33])/10)+(10^(SUM([.$H$33:.H33])/10)-1)/(10^([.$G$32]/10)))" office:value-type="float" office:value="68.5657827592752" calcext:value-type="float">
            <text:p>68.6</text:p>
          </table:table-cell>
          <table:table-cell table:style-name="ce22" table:formula="of:=[.$A$16]-10*LOG10(10^(SUM([.$C$33:.$G$33])/10)+(10^(SUM([.$H$33:.I33])/10)-1)/(10^([.$G$32]/10)))" office:value-type="float" office:value="68.5637617000634" calcext:value-type="float">
            <text:p>68.6</text:p>
          </table:table-cell>
          <table:table-cell table:style-name="ce22" table:formula="of:=[.$A$16]-10*LOG10(10^(SUM([.$C$33:.$G$33])/10)+(10^(SUM([.$H$33:.J33])/10)-1)/(10^([.$G$32]/10)))" office:value-type="float" office:value="68.5274567015543" calcext:value-type="float">
            <text:p>68.5</text:p>
          </table:table-cell>
          <table:table-cell table:style-name="ce22" table:formula="of:=[.$A$16]-10*LOG10(10^(SUM([.$C$33:.$G$33])/10)+(10^(SUM([.$H$33:.K33])/10)-1)/(10^([.$G$32]/10)))" office:value-type="float" office:value="68.4876591739558" calcext:value-type="float">
            <text:p>68.5</text:p>
          </table:table-cell>
          <table:table-cell table:style-name="ce22" table:formula="of:=[.$A$16]-10*LOG10(10^(SUM([.$C$33:.$G$33])/10)+(10^(SUM([.$H$33:.L33])/10)-1)/(10^([.$G$32]/10)))" office:value-type="float" office:value="67.8259499076048" calcext:value-type="float">
            <text:p>67.8</text:p>
          </table:table-cell>
          <table:table-cell table:style-name="ce22" table:formula="of:=[.$A$16]-10*LOG10(10^(SUM([.$C$33:.$G$33])/10)+(10^(SUM([.$H$33:.$J$33])/10)-1)/(10^([.$G$32]/10))+(10^(SUM([.$K$33:.$L$33])/10)-1)/(10^([.$G$32]/10)*10^([.$J$32]/10))+(10^(SUM([.$M$33:.M33])/10)-1)/(10^([.$G$32]/10)*10^([.$J$32]/10)*10^([.$L$32]/10)))" office:value-type="float" office:value="68.5272158989162" calcext:value-type="float">
            <text:p>68.5</text:p>
          </table:table-cell>
          <table:table-cell table:style-name="ce22" table:formula="of:=[.$A$16]-10*LOG10(10^(SUM([.$C$33:.$G$33])/10)+(10^(SUM([.$H$33:.$J$33])/10)-1)/(10^([.$G$32]/10))+(10^(SUM([.$K$33:.$L$33])/10)-1)/(10^([.$G$32]/10)*10^([.$J$32]/10))+(10^(SUM([.$M$33:.N33])/10)-1)/(10^([.$G$32]/10)*10^([.$J$32]/10)*10^([.$L$32]/10)))" office:value-type="float" office:value="68.5272158869717" calcext:value-type="float">
            <text:p>6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Cumulative OIP3 [dBm]</text:p>
          </table:table-cell>
          <table:table-cell table:formula="of:=[.B36]" office:value-type="float" office:value="99" calcext:value-type="float">
            <text:p>99.0</text:p>
          </table:table-cell>
          <table:table-cell table:style-name="ce22" table:formula="of:=10*LOG10(( (10^([.B42]/10)*10^([.C32]/10))^(-1) + (10^([.C36]/10))^(-1) )^-1)" office:value-type="float" office:value="39.9999997259787" calcext:value-type="float">
            <text:p>40.0</text:p>
          </table:table-cell>
          <table:table-cell table:style-name="ce22" table:formula="of:=10*LOG10(( (10^([.C42]/10)*10^([.D32]/10))^(-1) + (10^([.D36]/10))^(-1) )^-1)" office:value-type="float" office:value="39.464790513298" calcext:value-type="float">
            <text:p>39.5</text:p>
          </table:table-cell>
          <table:table-cell table:style-name="ce22" table:formula="of:=10*LOG10(( (10^([.D42]/10)*10^([.E32]/10))^(-1) + (10^([.E36]/10))^(-1) )^-1)" office:value-type="float" office:value="36.4647880908011" calcext:value-type="float">
            <text:p>36.5</text:p>
          </table:table-cell>
          <table:table-cell table:style-name="ce22" table:formula="of:=10*LOG10(( (10^([.E42]/10)*10^([.F32]/10))^(-1) + (10^([.F36]/10))^(-1) )^-1)" office:value-type="float" office:value="33.464786876677" calcext:value-type="float">
            <text:p>33.5</text:p>
          </table:table-cell>
          <table:table-cell table:style-name="ce22" table:formula="of:=10*LOG10(( (10^([.F42]/10)*10^([.G32]/10))^(-1) + (10^([.G36]/10))^(-1) )^-1)" office:value-type="float" office:value="54.019380044834" calcext:value-type="float">
            <text:p>54.0</text:p>
          </table:table-cell>
          <table:table-cell table:style-name="ce22" table:formula="of:=10*LOG10(( (10^([.G42]/10)*10^([.H32]/10))^(-1) + (10^([.H36]/10))^(-1) )^-1)" office:value-type="float" office:value="53.0192704684823" calcext:value-type="float">
            <text:p>53.0</text:p>
          </table:table-cell>
          <table:table-cell table:style-name="ce22" table:formula="of:=10*LOG10(( (10^([.H42]/10)*10^([.I32]/10))^(-1) + (10^([.I36]/10))^(-1) )^-1)" office:value-type="float" office:value="50.0192155512537" calcext:value-type="float">
            <text:p>50.0</text:p>
          </table:table-cell>
          <table:table-cell table:style-name="ce22" table:formula="of:=10*LOG10(( (10^([.I42]/10)*10^([.J32]/10))^(-1) + (10^([.J36]/10))^(-1) )^-1)" office:value-type="float" office:value="71.0123074226454" calcext:value-type="float">
            <text:p>71.0</text:p>
          </table:table-cell>
          <table:table-cell table:style-name="ce22" table:formula="of:=10*LOG10(( (10^([.J42]/10)*10^([.K32]/10))^(-1) + (10^([.K36]/10))^(-1) )^-1)" office:value-type="float" office:value="68.0088492861178" calcext:value-type="float">
            <text:p>68.0</text:p>
          </table:table-cell>
          <table:table-cell table:style-name="ce22" table:formula="of:=10*LOG10(( (10^([.K42]/10)*10^([.L32]/10))^(-1) + (10^([.L36]/10))^(-1) )^-1)" office:value-type="float" office:value="85.7960425095575" calcext:value-type="float">
            <text:p>85.8</text:p>
          </table:table-cell>
          <table:table-cell table:style-name="ce22" table:formula="of:=10*LOG10(( (10^([.L42]/10)*10^([.M32]/10))^(-1) + (10^([.M36]/10))^(-1) )^-1)" office:value-type="float" office:value="84.6341346177821" calcext:value-type="float">
            <text:p>84.6</text:p>
          </table:table-cell>
          <table:table-cell table:style-name="ce22" table:formula="of:=10*LOG10(( (10^([.M42]/10)*10^([.N32]/10))^(-1) + (10^([.N36]/10))^(-1) )^-1)" office:value-type="float" office:value="84.284952315177" calcext:value-type="float">
            <text:p>84.3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IP3 Spur Level [dBc]</text:p>
          </table:table-cell>
          <table:table-cell table:formula="of:=-2*([.B42]-[.B39])" office:value-type="float" office:value="-230" calcext:value-type="float">
            <text:p>-230.0</text:p>
          </table:table-cell>
          <table:table-cell table:style-name="ce22" table:formula="of:=-2*([.C42]-[.C39])" office:value-type="float" office:value="-85.9999994519574" calcext:value-type="float">
            <text:p>-86.0</text:p>
          </table:table-cell>
          <table:table-cell table:style-name="ce22" table:formula="of:=-2*([.D42]-[.D39])" office:value-type="float" office:value="-85.729581026596" calcext:value-type="float">
            <text:p>-85.7</text:p>
          </table:table-cell>
          <table:table-cell table:style-name="ce22" table:formula="of:=-2*([.E42]-[.E39])" office:value-type="float" office:value="-85.7295761816021" calcext:value-type="float">
            <text:p>-85.7</text:p>
          </table:table-cell>
          <table:table-cell table:style-name="ce22" table:formula="of:=-2*([.F42]-[.F39])" office:value-type="float" office:value="-85.729573753354" calcext:value-type="float">
            <text:p>-85.7</text:p>
          </table:table-cell>
          <table:table-cell table:style-name="ce10" table:formula="of:=-2*([.G42]-[.G39])" office:value-type="float" office:value="-82.8387600896681" calcext:value-type="float">
            <text:p>-82.8</text:p>
          </table:table-cell>
          <table:table-cell table:style-name="ce22" table:formula="of:=-2*([.H42]-[.H39])" office:value-type="float" office:value="-82.8385409369645" calcext:value-type="float">
            <text:p>-82.8</text:p>
          </table:table-cell>
          <table:table-cell table:style-name="ce22" table:formula="of:=-2*([.I42]-[.I39])" office:value-type="float" office:value="-82.8384311025074" calcext:value-type="float">
            <text:p>-82.8</text:p>
          </table:table-cell>
          <table:table-cell table:style-name="ce22" table:formula="of:=-2*([.J42]-[.J39])" office:value-type="float" office:value="-82.8246148452908" calcext:value-type="float">
            <text:p>-82.8</text:p>
          </table:table-cell>
          <table:table-cell table:style-name="ce22" table:formula="of:=-2*([.K42]-[.K39])" office:value-type="float" office:value="-82.8176985722356" calcext:value-type="float">
            <text:p>-82.8</text:p>
          </table:table-cell>
          <table:table-cell table:style-name="ce22" table:formula="of:=-2*([.L42]-[.L39])" office:value-type="float" office:value="-82.392085019115" calcext:value-type="float">
            <text:p>-82.4</text:p>
          </table:table-cell>
          <table:table-cell table:style-name="ce22" table:formula="of:=-2*([.M42]-[.M39])" office:value-type="float" office:value="-82.0682692355642" calcext:value-type="float">
            <text:p>-82.1</text:p>
          </table:table-cell>
          <table:table-cell table:style-name="ce22" table:formula="of:=-2*([.N42]-[.N39])" office:value-type="float" office:value="-81.7699046303539" calcext:value-type="float">
            <text:p>-81.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SFDR [dB]</text:p>
          </table:table-cell>
          <table:table-cell table:formula="of:=[.B39]-IF([.B40]&gt;=[.B39]+[.B43];[.B40];[.B39]+[.B43])" office:value-type="float" office:value="80.866200530091" calcext:value-type="float">
            <text:p>80.9</text:p>
          </table:table-cell>
          <table:table-cell table:style-name="ce22" table:formula="of:=[.C39]-IF([.C40]&gt;=[.C39]+[.C43];[.C40];[.C39]+[.C43])" office:value-type="float" office:value="77.866200530091" calcext:value-type="float">
            <text:p>77.9</text:p>
          </table:table-cell>
          <table:table-cell table:style-name="ce22" table:formula="of:=[.D39]-IF([.D40]&gt;=[.D39]+[.D43];[.D40];[.D39]+[.D43])" office:value-type="float" office:value="77.466200530091" calcext:value-type="float">
            <text:p>77.5</text:p>
          </table:table-cell>
          <table:table-cell table:style-name="ce22" table:formula="of:=[.E39]-IF([.E40]&gt;=[.E39]+[.E43];[.E40];[.E39]+[.E43])" office:value-type="float" office:value="74.466200530091" calcext:value-type="float">
            <text:p>74.5</text:p>
          </table:table-cell>
          <table:table-cell table:style-name="ce22" table:formula="of:=[.F39]-IF([.F40]&gt;=[.F39]+[.F43];[.F40];[.F39]+[.F43])" office:value-type="float" office:value="71.466200530091" calcext:value-type="float">
            <text:p>71.5</text:p>
          </table:table-cell>
          <table:table-cell table:style-name="ce22" table:formula="of:=[.G39]-IF([.G40]&gt;=[.G39]+[.G43];[.G40];[.G39]+[.G43])" office:value-type="float" office:value="68.566200530091" calcext:value-type="float">
            <text:p>68.6</text:p>
          </table:table-cell>
          <table:table-cell table:style-name="ce22" table:formula="of:=[.H39]-IF([.H40]&gt;=[.H39]+[.H43];[.H40];[.H39]+[.H43])" office:value-type="float" office:value="68.5657827592752" calcext:value-type="float">
            <text:p>68.6</text:p>
          </table:table-cell>
          <table:table-cell table:style-name="ce22" table:formula="of:=[.I39]-IF([.I40]&gt;=[.I39]+[.I43];[.I40];[.I39]+[.I43])" office:value-type="float" office:value="68.5637617000634" calcext:value-type="float">
            <text:p>68.6</text:p>
          </table:table-cell>
          <table:table-cell table:style-name="ce22" table:formula="of:=[.J39]-IF([.J40]&gt;=[.J39]+[.J43];[.J40];[.J39]+[.J43])" office:value-type="float" office:value="68.5274567015543" calcext:value-type="float">
            <text:p>68.5</text:p>
          </table:table-cell>
          <table:table-cell table:style-name="ce22" table:formula="of:=[.K39]-IF([.K40]&gt;=[.K39]+[.K43];[.K40];[.K39]+[.K43])" office:value-type="float" office:value="68.4876591739558" calcext:value-type="float">
            <text:p>68.5</text:p>
          </table:table-cell>
          <table:table-cell table:style-name="ce22" table:formula="of:=[.L39]-IF([.L40]&gt;=[.L39]+[.L43];[.L40];[.L39]+[.L43])" office:value-type="float" office:value="67.8259499076048" calcext:value-type="float">
            <text:p>67.8</text:p>
          </table:table-cell>
          <table:table-cell table:style-name="ce22" table:formula="of:=[.M39]-IF([.M40]&gt;=[.M39]+[.M43];[.M40];[.M39]+[.M43])" office:value-type="float" office:value="68.5272158989162" calcext:value-type="float">
            <text:p>68.5</text:p>
          </table:table-cell>
          <table:table-cell table:style-name="ce22" table:formula="of:=[.N39]-IF([.N40]&gt;=[.N39]+[.N43];[.N40];[.N39]+[.N43])" office:value-type="float" office:value="68.5272158869717" calcext:value-type="float">
            <text:p>68.5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C Power</text:p>
          </table:table-cell>
          <table:table-cell table:formula="of:=[.B29]*[.B30]" office:value-type="float" office:value="0" calcext:value-type="float">
            <text:p>0.0</text:p>
          </table:table-cell>
          <table:table-cell table:style-name="ce22" table:formula="of:=[.C29]*[.C30]" office:value-type="float" office:value="0" calcext:value-type="float">
            <text:p>0.0</text:p>
          </table:table-cell>
          <table:table-cell table:style-name="ce22" table:formula="of:=[.D29]*[.D30]" office:value-type="float" office:value="0" calcext:value-type="float">
            <text:p>0.0</text:p>
          </table:table-cell>
          <table:table-cell table:style-name="ce22" table:formula="of:=[.E29]*[.E30]" office:value-type="float" office:value="0" calcext:value-type="float">
            <text:p>0.0</text:p>
          </table:table-cell>
          <table:table-cell table:style-name="ce22" table:formula="of:=[.F29]*[.F30]" office:value-type="float" office:value="0" calcext:value-type="float">
            <text:p>0.0</text:p>
          </table:table-cell>
          <table:table-cell table:style-name="ce22" table:formula="of:=[.G29]*[.G30]" office:value-type="float" office:value="0.55" calcext:value-type="float">
            <text:p>0.6</text:p>
          </table:table-cell>
          <table:table-cell table:style-name="ce22" table:formula="of:=[.H29]*[.H30]" office:value-type="float" office:value="0" calcext:value-type="float">
            <text:p>0.0</text:p>
          </table:table-cell>
          <table:table-cell table:style-name="ce22" table:formula="of:=[.I29]*[.I30]" office:value-type="float" office:value="0" calcext:value-type="float">
            <text:p>0.0</text:p>
          </table:table-cell>
          <table:table-cell table:style-name="ce22" table:formula="of:=[.J29]*[.J30]" office:value-type="float" office:value="1.33023648648649" calcext:value-type="float">
            <text:p>1.3</text:p>
          </table:table-cell>
          <table:table-cell table:style-name="ce22" table:formula="of:=[.K29]*[.K30]" office:value-type="float" office:value="0" calcext:value-type="float">
            <text:p>0.0</text:p>
          </table:table-cell>
          <table:table-cell table:style-name="ce22" table:formula="of:=[.L29]*[.L30]" office:value-type="float" office:value="45" calcext:value-type="float">
            <text:p>45.0</text:p>
          </table:table-cell>
          <table:table-cell table:style-name="ce22" table:formula="of:=[.M29]*[.M30]" office:value-type="float" office:value="0" calcext:value-type="float">
            <text:p>0.0</text:p>
          </table:table-cell>
          <table:table-cell table:style-name="ce22" table:formula="of:=[.N29]*[.N30]" office:value-type="float" office:value="0.178" calcext:value-type="float">
            <text:p>0.2</text:p>
          </table:table-cell>
          <table:table-cell table:number-columns-repeated="1003"/>
        </table:table-row>
        <table:table-row table:style-name="ro1">
          <table:table-cell table:style-name="Default" table:number-columns-repeated="14"/>
          <table:table-cell table:number-columns-repeated="1003"/>
        </table:table-row>
        <table:table-row table:style-name="ro1">
          <table:table-cell table:style-name="ce15" office:value-type="string" calcext:value-type="string">
            <text:p>Component Parameters</text:p>
          </table:table-cell>
          <table:table-cell table:style-name="Default" table:number-columns-repeated="13"/>
          <table:table-cell table:number-columns-repeated="1003"/>
        </table:table-row>
        <table:table-row table:style-name="ro5">
          <table:table-cell office:value-type="string" calcext:value-type="string">
            <text:p>Description</text:p>
          </table:table-cell>
          <table:table-cell table:style-name="ce16" office:value-type="string" calcext:value-type="string">
            <text:p>ANT SMA Jack</text:p>
          </table:table-cell>
          <table:table-cell table:number-columns-repeated="2" table:style-name="ce16" office:value-type="string" calcext:value-type="string">
            <text:p>TX/RX Switch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BGA7024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03N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3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TE 1462051-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12" table:number-columns-repeated="4"/>
          <table:table-cell table:style-name="ce12" office:value-type="float" office:value="5" calcext:value-type="float">
            <text:p>5.0</text:p>
          </table:table-cell>
          <table:table-cell table:style-name="ce12" table:number-columns-repeated="2"/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15" calcext:value-type="float">
            <text:p>15.0</text:p>
          </table:table-cell>
          <table:table-cell table:style-name="ce12"/>
          <table:table-cell table:style-name="ce12" office:value-type="float" office:value="5" calcext:value-type="float">
            <text:p>5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13" table:number-columns-repeated="4"/>
          <table:table-cell table:style-name="ce13" office:value-type="float" office:value="0.11" calcext:value-type="float">
            <text:p>0.110</text:p>
          </table:table-cell>
          <table:table-cell table:style-name="ce13" table:number-columns-repeated="2"/>
          <table:table-cell table:style-name="ce13" table:formula="of:=[.J51]/#REF!*[.J49]" office:value-type="string" office:string-value="" calcext:value-type="error">
            <text:p>#REF!</text:p>
          </table:table-cell>
          <table:table-cell table:style-name="ce13"/>
          <table:table-cell table:style-name="ce13" office:value-type="float" office:value="3" calcext:value-type="float">
            <text:p>3.000</text:p>
          </table:table-cell>
          <table:table-cell table:style-name="ce13"/>
          <table:table-cell table:style-name="ce13" table:formula="of:=0.178/[.N49]" office:value-type="float" office:value="0.0356" calcext:value-type="float">
            <text:p>0.03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11"/>
          <table:table-cell table:style-name="ce14" table:number-columns-repeated="7"/>
          <table:table-cell table:style-name="ce14" office:value-type="percentage" office:value="0.7" calcext:value-type="percentage">
            <text:p>70%</text:p>
          </table:table-cell>
          <table:table-cell table:style-name="ce14" table:number-columns-repeated="4"/>
          <table:table-cell table:number-columns-repeated="1003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2" office:value-type="float" office:value="-0.4" calcext:value-type="float">
            <text:p>-0.4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2" calcext:value-type="float">
            <text:p>22.0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1" calcext:value-type="float">
            <text:p>2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18" calcext:value-type="float">
            <text:p>18.0</text:p>
          </table:table-cell>
          <table:table-cell table:style-name="ce22" office:value-type="float" office:value="-1" calcext:value-type="float">
            <text:p>-1.0</text:p>
          </table:table-cell>
          <table:table-cell table:style-name="ce22" office:value-type="float" office:value="-0.2" calcext:value-type="float">
            <text:p>-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Noise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2" office:value-type="float" office:value="0.4" calcext:value-type="float">
            <text:p>0.4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.9" calcext:value-type="float">
            <text:p>2.9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office:value-type="float" office:value="1" calcext:value-type="float">
            <text:p>1.0</text:p>
          </table:table-cell>
          <table:table-cell table:style-name="ce22" office:value-type="float" office:value="0.2" calcext:value-type="float">
            <text:p>0.2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number-columns-repeated="2" table:style-name="ce22" office:value-type="float" office:value="20" calcext:value-type="float">
            <text:p>20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office:value-type="float" office:value="24" calcext:value-type="float">
            <text:p>24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table:formula="of:=10*LOG10(3/0.001)" office:value-type="float" office:value="34.7712125471966" calcext:value-type="float">
            <text:p>34.8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table:formula="of:=10*LOG10(31/0.001)" office:value-type="float" office:value="44.9136169383427" calcext:value-type="float">
            <text:p>44.9</text:p>
          </table:table-cell>
          <table:table-cell table:style-name="ce22" office:value-type="float" office:value="50" calcext:value-type="float">
            <text:p>50.0</text:p>
          </table:table-cell>
          <table:table-cell table:style-name="ce22" table:formula="of:=10*LOG10(50/0.001)" office:value-type="float" office:value="46.9897000433602" calcext:value-type="float">
            <text:p>47.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12" table:number-columns-repeated="4"/>
          <table:table-cell table:style-name="ce12" office:value-type="float" office:value="37.5" calcext:value-type="float">
            <text:p>37.5</text:p>
          </table:table-cell>
          <table:table-cell table:style-name="ce12" table:number-columns-repeated="6"/>
          <table:table-cell table:style-name="ce22" office:value-type="float" office:value="99" calcext:value-type="float">
            <text:p>99.0</text:p>
          </table:table-cell>
          <table:table-cell table:number-columns-repeated="1003"/>
        </table:table-row>
      </table:table>
      <table:table table:name="Receive Path" table:style-name="ta1">
        <table:table-column table:style-name="co1" table:default-cell-style-name="ce16"/>
        <table:table-column table:style-name="co3" table:default-cell-style-name="ce10"/>
        <table:table-column table:style-name="co3" table:number-columns-repeated="10" table:default-cell-style-name="ce3"/>
        <table:table-column table:style-name="co4" table:default-cell-style-name="ce3"/>
        <table:table-column table:style-name="co4" table:number-columns-repeated="1004" table:default-cell-style-name="Default"/>
        <table:table-row table:style-name="ro1">
          <table:table-cell table:style-name="ce15" office:value-type="string" calcext:value-type="string">
            <text:p>Receive Path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5" office:value-type="string" calcext:value-type="string">
            <text:p>Input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Signal Power [dBm]</text:p>
          </table:table-cell>
          <table:table-cell table:style-name="Default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3" office:value-type="float" office:value="-140" calcext:value-type="float">
            <text:p>-14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6">
          <table:table-cell table:style-name="ce2" office:value-type="string" calcext:value-type="string">
            <text:p>Noise Power </text:p>
            <text:p>[dBm/Hz] 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3" office:value-type="float" office:value="-150" calcext:value-type="float">
            <text:p>-15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2" office:value-type="string" calcext:value-type="string">
            <text:p>Noise Bandwidth [Hz]</text:p>
          </table:table-cell>
          <table:table-cell table:style-name="Default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4" office:value-type="float" office:value="50000000" calcext:value-type="float">
            <text:p>50.0E+06</text:p>
          </table:table-cell>
          <table:table-cell table:style-name="ce9"/>
          <table:table-cell table:number-columns-repeated="11"/>
          <table:table-cell table:style-name="ce3" table:number-columns-repeated="1004"/>
        </table:table-row>
        <table:table-row table:style-name="ro6">
          <table:table-cell table:style-name="ce5" office:value-type="string" calcext:value-type="string">
            <text:p>Integrated Noise Power [dBm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6" table:formula="of:=[.A7]+10*LOG10([.A9])" office:value-type="float" office:value="-73.0102999566398" calcext:value-type="float">
            <text:p>-73.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7" office:value-type="string" calcext:value-type="string">
            <text:p>Input SNR [dB]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6" table:formula="of:=[.A5]-[.A11]" office:value-type="float" office:value="-66.9897000433602" calcext:value-type="float">
            <text:p>-67.0</text:p>
          </table:table-cell>
          <table:table-cell table:style-name="ce3"/>
          <table:table-cell table:number-columns-repeated="11"/>
          <table:table-cell table:style-name="ce3" table:number-columns-repeated="1004"/>
        </table:table-row>
        <table:table-row table:style-name="ro1">
          <table:table-cell table:style-name="ce15"/>
          <table:table-cell table:style-name="Default" table:number-columns-repeated="12"/>
          <table:table-cell table:number-columns-repeated="1004"/>
        </table:table-row>
        <table:table-row table:style-name="ro1">
          <table:table-cell table:style-name="ce15" office:value-type="string" calcext:value-type="string">
            <text:p>Component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7">
          <table:table-cell office:value-type="string" calcext:value-type="string">
            <text:p>Description</text:p>
          </table:table-cell>
          <table:table-cell table:style-name="ce16" office:value-type="string" calcext:value-type="string">
            <text:p>ANT SMA Jack</text:p>
          </table:table-cell>
          <table:table-cell table:style-name="ce16" office:value-type="string" calcext:value-type="string">
            <text:p>TX/RX Switch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BGU6104</text:p>
          </table:table-cell>
          <table:table-cell table:style-name="ce16" office:value-type="string" calcext:value-type="string">
            <text:p>0404 SMT Attenuator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03N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NXP AFT05MS03</text:p>
          </table:table-cell>
          <table:table-cell table:style-name="ce16" office:value-type="string" calcext:value-type="string">
            <text:p>Filter / Matching Network</text:p>
          </table:table-cell>
          <table:table-cell table:style-name="ce16" office:value-type="string" calcext:value-type="string">
            <text:p>TX/RX Switch</text:p>
          </table:table-cell>
          <table:table-cell table:style-name="ce20" table:number-columns-repeated="1004"/>
        </table:table-row>
        <table:table-row table:style-name="ro1">
          <table:table-cell office:value-type="string" calcext:value-type="string">
            <text:p>Operating Voltage [V]</text:p>
          </table:table-cell>
          <table:table-cell/>
          <table:table-cell table:style-name="ce12" table:number-columns-repeated="3"/>
          <table:table-cell table:style-name="ce12" office:value-type="float" office:value="5" calcext:value-type="float">
            <text:p>5.0</text:p>
          </table:table-cell>
          <table:table-cell table:style-name="ce12" table:number-columns-repeated="2"/>
          <table:table-cell table:style-name="ce12" office:value-type="float" office:value="7.5" calcext:value-type="float">
            <text:p>7.5</text:p>
          </table:table-cell>
          <table:table-cell table:style-name="ce12"/>
          <table:table-cell table:style-name="ce12" office:value-type="float" office:value="15" calcext:value-type="float">
            <text:p>15.0</text:p>
          </table:table-cell>
          <table:table-cell table:style-name="ce12" table:number-columns-repeated="2"/>
          <table:table-cell table:style-name="ce20" table:number-columns-repeated="1004"/>
        </table:table-row>
        <table:table-row table:style-name="ro1">
          <table:table-cell office:value-type="string" calcext:value-type="string">
            <text:p>Operating Current [A]</text:p>
          </table:table-cell>
          <table:table-cell/>
          <table:table-cell table:style-name="ce13" table:number-columns-repeated="3"/>
          <table:table-cell table:style-name="ce13" office:value-type="float" office:value="0.04" calcext:value-type="float">
            <text:p>0.040</text:p>
          </table:table-cell>
          <table:table-cell table:style-name="ce13" table:number-columns-repeated="2"/>
          <table:table-cell table:style-name="ce13" table:formula="of:=[.I19]/[.I26]*[.I17]" office:value-type="float" office:value="-0.0522388059701493" calcext:value-type="float">
            <text:p>-0.052</text:p>
          </table:table-cell>
          <table:table-cell table:style-name="ce13"/>
          <table:table-cell table:style-name="ce13" office:value-type="float" office:value="3" calcext:value-type="float">
            <text:p>3.000</text:p>
          </table:table-cell>
          <table:table-cell table:style-name="ce13" table:number-columns-repeated="2"/>
          <table:table-cell table:style-name="ce20" table:number-columns-repeated="1004"/>
        </table:table-row>
        <table:table-row table:style-name="ro1">
          <table:table-cell office:value-type="string" calcext:value-type="string">
            <text:p>Drain Eff [%]</text:p>
          </table:table-cell>
          <table:table-cell table:style-name="ce11"/>
          <table:table-cell table:style-name="ce14" table:number-columns-repeated="6"/>
          <table:table-cell table:style-name="ce14" office:value-type="percentage" office:value="0.7" calcext:value-type="percentage">
            <text:p>70%</text:p>
          </table:table-cell>
          <table:table-cell table:style-name="ce14" table:number-columns-repeated="4"/>
          <table:table-cell table:style-name="ce20" table:number-columns-repeated="1004"/>
        </table:table-row>
        <table:table-row table:style-name="ro1">
          <table:table-cell office:value-type="string" calcext:value-type="string">
            <text:p>Gain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2" office:value-type="float" office:value="-2" calcext:value-type="float">
            <text:p>-2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8.5" calcext:value-type="float">
            <text:p>28.5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21" calcext:value-type="float">
            <text:p>21.0</text:p>
          </table:table-cell>
          <table:table-cell table:style-name="ce22" office:value-type="float" office:value="-3" calcext:value-type="float">
            <text:p>-3.0</text:p>
          </table:table-cell>
          <table:table-cell table:style-name="ce22" office:value-type="float" office:value="18" calcext:value-type="float">
            <text:p>18.0</text:p>
          </table:table-cell>
          <table:table-cell table:number-columns-repeated="2" table:style-name="ce22" office:value-type="float" office:value="-1" calcext:value-type="float">
            <text:p>-1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ise [dB]</text:p>
          </table:table-cell>
          <table:table-cell office:value-type="float" office:value="0" calcext:value-type="float">
            <text:p>0.0</text:p>
          </table:table-cell>
          <table:table-cell table:number-columns-repeated="2" table:style-name="ce22" office:value-type="float" office:value="2" calcext:value-type="float">
            <text:p>2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.2" calcext:value-type="float">
            <text:p>1.2</text:p>
          </table:table-cell>
          <table:table-cell table:style-name="ce22" office:value-type="float" office:value="0" calcext:value-type="float">
            <text:p>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style-name="ce22" office:value-type="float" office:value="3" calcext:value-type="float">
            <text:p>3.0</text:p>
          </table:table-cell>
          <table:table-cell table:style-name="ce22" office:value-type="float" office:value="10" calcext:value-type="float">
            <text:p>10.0</text:p>
          </table:table-cell>
          <table:table-cell table:number-columns-repeated="2" table:style-name="ce22" office:value-type="float" office:value="1" calcext:value-type="float">
            <text:p>1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Pmax [dBm]</text:p>
          </table:table-cell>
          <table:table-cell office:value-type="float" office:value="47" calcext:value-type="float">
            <text:p>47.0</text:p>
          </table:table-cell>
          <table:table-cell table:style-name="ce22" office:value-type="float" office:value="20" calcext:value-type="float">
            <text:p>20.0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office:value-type="float" office:value="15.5" calcext:value-type="float">
            <text:p>15.5</text:p>
          </table:table-cell>
          <table:table-cell table:number-columns-repeated="2" table:style-name="ce22" office:value-type="float" office:value="18" calcext:value-type="float">
            <text:p>18.0</text:p>
          </table:table-cell>
          <table:table-cell table:style-name="ce22" table:formula="of:=10*LOG10(3/0.001)" office:value-type="float" office:value="34.7712125471966" calcext:value-type="float">
            <text:p>34.8</text:p>
          </table:table-cell>
          <table:table-cell table:style-name="ce22" office:value-type="float" office:value="33" calcext:value-type="float">
            <text:p>33.0</text:p>
          </table:table-cell>
          <table:table-cell table:style-name="ce22" table:formula="of:=10*LOG10(31/0.001)" office:value-type="float" office:value="44.9136169383427" calcext:value-type="float">
            <text:p>44.9</text:p>
          </table:table-cell>
          <table:table-cell table:number-columns-repeated="2" table:style-name="ce22" office:value-type="float" office:value="50" calcext:value-type="float">
            <text:p>50.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12" table:number-columns-repeated="3"/>
          <table:table-cell table:style-name="ce12" office:value-type="float" office:value="26" calcext:value-type="float">
            <text:p>26.0</text:p>
          </table:table-cell>
          <table:table-cell table:style-name="ce12" table:number-columns-repeated="7"/>
          <table:table-cell table:number-columns-repeated="1004"/>
        </table:table-row>
        <table:table-row table:style-name="ro1">
          <table:table-cell table:style-name="Default" table:number-columns-repeated="13"/>
          <table:table-cell table:number-columns-repeated="1004"/>
        </table:table-row>
        <table:table-row table:style-name="ro1">
          <table:table-cell table:style-name="ce15" office:value-type="string" calcext:value-type="string">
            <text:p>System Parameters</text:p>
          </table:table-cell>
          <table:table-cell table:style-name="Default" table:number-columns-repeated="12"/>
          <table:table-cell table:number-columns-repeated="1004"/>
        </table:table-row>
        <table:table-row table:style-name="ro1">
          <table:table-cell office:value-type="string" calcext:value-type="string">
            <text:p>Signal Power [dBm]</text:p>
          </table:table-cell>
          <table:table-cell table:formula="of:=[.$A$5]+[.B20]" office:value-type="float" office:value="-140" calcext:value-type="float">
            <text:p>-140.0</text:p>
          </table:table-cell>
          <table:table-cell table:style-name="ce22" table:formula="of:=IF([.B26]+[.C20]&lt;=[.C22];[.B26]+[.C20])" office:value-type="float" office:value="-142" calcext:value-type="float">
            <text:p>-142.0</text:p>
          </table:table-cell>
          <table:table-cell table:style-name="ce22" table:formula="of:=IF([.C26]+[.D20]&lt;=[.D22];[.C26]+[.D20])" office:value-type="float" office:value="-144" calcext:value-type="float">
            <text:p>-144.0</text:p>
          </table:table-cell>
          <table:table-cell table:style-name="ce22" table:formula="of:=IF([.D26]+[.E20]&lt;=[.E22];[.D26]+[.E20])" office:value-type="float" office:value="-147" calcext:value-type="float">
            <text:p>-147.0</text:p>
          </table:table-cell>
          <table:table-cell table:style-name="ce22" table:formula="of:=IF([.E26]+[.F20]&lt;=[.F22];[.E26]+[.F20])" office:value-type="float" office:value="-118.5" calcext:value-type="float">
            <text:p>-118.5</text:p>
          </table:table-cell>
          <table:table-cell table:style-name="ce22" table:formula="of:=IF([.F26]+[.G20]&lt;=[.G22];[.F26]+[.G20])" office:value-type="float" office:value="-118.5" calcext:value-type="float">
            <text:p>-118.5</text:p>
          </table:table-cell>
          <table:table-cell table:style-name="ce22" table:formula="of:=IF([.G26]+[.H20]&lt;=[.H22];[.G26]+[.H20])" office:value-type="float" office:value="-121.5" calcext:value-type="float">
            <text:p>-121.5</text:p>
          </table:table-cell>
          <table:table-cell table:style-name="ce22" table:formula="of:=IF([.H26]+[.I20]&lt;=[.I22];[.H26]+[.I20])" office:value-type="float" office:value="-100.5" calcext:value-type="float">
            <text:p>-100.5</text:p>
          </table:table-cell>
          <table:table-cell table:style-name="ce22" table:formula="of:=IF([.I26]+[.J20]&lt;=[.J22];[.I26]+[.J20])" office:value-type="float" office:value="-103.5" calcext:value-type="float">
            <text:p>-103.5</text:p>
          </table:table-cell>
          <table:table-cell table:style-name="ce23" table:formula="of:=IF([.J26]+[.K20]&lt;=[.K22];[.J26]+[.K20])" office:value-type="float" office:value="-85.5" calcext:value-type="float">
            <text:p>-85.5</text:p>
          </table:table-cell>
          <table:table-cell table:style-name="ce22" table:formula="of:=IF([.K26]+[.L20]&lt;=[.L22];[.K26]+[.L20])" office:value-type="float" office:value="-86.5" calcext:value-type="float">
            <text:p>-86.5</text:p>
          </table:table-cell>
          <table:table-cell table:style-name="ce22" table:formula="of:=IF([.L26]+[.M20]&lt;=[.M22];[.L26]+[.M20])" office:value-type="float" office:value="-87.5" calcext:value-type="float">
            <text:p>-87.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Noise Power [dB]</text:p>
          </table:table-cell>
          <table:table-cell table:formula="of:=[.$A$11]+[.B21]+[.B20]" office:value-type="float" office:value="-73.0102999566398" calcext:value-type="float">
            <text:p>-73.0</text:p>
          </table:table-cell>
          <table:table-cell table:style-name="ce22" table:formula="of:=[.B27]+[.C21]+[.C20]" office:value-type="float" office:value="-73.0102999566398" calcext:value-type="float">
            <text:p>-73.0</text:p>
          </table:table-cell>
          <table:table-cell table:style-name="ce22" table:formula="of:=[.C27]+[.D21]+[.D20]" office:value-type="float" office:value="-73.0102999566398" calcext:value-type="float">
            <text:p>-73.0</text:p>
          </table:table-cell>
          <table:table-cell table:style-name="ce22" table:formula="of:=[.D27]+[.E21]+[.E20]" office:value-type="float" office:value="-73.0102999566398" calcext:value-type="float">
            <text:p>-73.0</text:p>
          </table:table-cell>
          <table:table-cell table:style-name="ce22" table:formula="of:=[.E27]+[.F21]+[.F20]" office:value-type="float" office:value="-43.3102999566398" calcext:value-type="float">
            <text:p>-43.3</text:p>
          </table:table-cell>
          <table:table-cell table:style-name="ce22" table:formula="of:=[.F27]+[.G21]+[.G20]" office:value-type="float" office:value="-43.3102999566398" calcext:value-type="float">
            <text:p>-43.3</text:p>
          </table:table-cell>
          <table:table-cell table:style-name="ce22" table:formula="of:=[.G27]+[.H21]+[.H20]" office:value-type="float" office:value="-43.3102999566398" calcext:value-type="float">
            <text:p>-43.3</text:p>
          </table:table-cell>
          <table:table-cell table:style-name="ce22" table:formula="of:=[.H27]+[.I21]+[.I20]" office:value-type="float" office:value="-12.3102999566398" calcext:value-type="float">
            <text:p>-12.3</text:p>
          </table:table-cell>
          <table:table-cell table:style-name="ce22" table:formula="of:=[.I27]+[.J21]+[.J20]" office:value-type="float" office:value="-12.3102999566398" calcext:value-type="float">
            <text:p>-12.3</text:p>
          </table:table-cell>
          <table:table-cell table:style-name="ce22" table:formula="of:=[.J27]+[.K21]+[.K20]" office:value-type="float" office:value="15.6897000433602" calcext:value-type="float">
            <text:p>15.7</text:p>
          </table:table-cell>
          <table:table-cell table:style-name="ce22" table:formula="of:=[.K27]+[.L21]+[.L20]" office:value-type="float" office:value="15.6897000433602" calcext:value-type="float">
            <text:p>15.7</text:p>
          </table:table-cell>
          <table:table-cell table:style-name="ce22" table:formula="of:=[.L27]+[.M21]+[.M20]" office:value-type="float" office:value="15.6897000433602" calcext:value-type="float">
            <text:p>15.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NR [dB]</text:p>
          </table:table-cell>
          <table:table-cell table:formula="of:=[.B26]-[.B27]" office:value-type="float" office:value="-66.9897000433602" calcext:value-type="float">
            <text:p>-67.0</text:p>
          </table:table-cell>
          <table:table-cell table:style-name="ce22" table:formula="of:=[.C26]-[.C27]" office:value-type="float" office:value="-68.9897000433602" calcext:value-type="float">
            <text:p>-69.0</text:p>
          </table:table-cell>
          <table:table-cell table:style-name="ce22" table:formula="of:=[.D26]-[.D27]" office:value-type="float" office:value="-70.9897000433602" calcext:value-type="float">
            <text:p>-71.0</text:p>
          </table:table-cell>
          <table:table-cell table:style-name="ce22" table:formula="of:=[.E26]-[.E27]" office:value-type="float" office:value="-73.9897000433602" calcext:value-type="float">
            <text:p>-74.0</text:p>
          </table:table-cell>
          <table:table-cell table:style-name="ce22" table:formula="of:=[.F26]-[.F27]" office:value-type="float" office:value="-75.1897000433602" calcext:value-type="float">
            <text:p>-75.2</text:p>
          </table:table-cell>
          <table:table-cell table:style-name="ce22" table:formula="of:=[.G26]-[.G27]" office:value-type="float" office:value="-75.1897000433602" calcext:value-type="float">
            <text:p>-75.2</text:p>
          </table:table-cell>
          <table:table-cell table:style-name="ce22" table:formula="of:=[.H26]-[.H27]" office:value-type="float" office:value="-78.1897000433602" calcext:value-type="float">
            <text:p>-78.2</text:p>
          </table:table-cell>
          <table:table-cell table:style-name="ce22" table:formula="of:=[.I26]-[.I27]" office:value-type="float" office:value="-88.1897000433602" calcext:value-type="float">
            <text:p>-88.2</text:p>
          </table:table-cell>
          <table:table-cell table:style-name="ce22" table:formula="of:=[.J26]-[.J27]" office:value-type="float" office:value="-91.1897000433602" calcext:value-type="float">
            <text:p>-91.2</text:p>
          </table:table-cell>
          <table:table-cell table:style-name="ce22" table:formula="of:=[.K26]-[.K27]" office:value-type="float" office:value="-101.18970004336" calcext:value-type="float">
            <text:p>-101.2</text:p>
          </table:table-cell>
          <table:table-cell table:style-name="ce22" table:formula="of:=[.L26]-[.L27]" office:value-type="float" office:value="-102.18970004336" calcext:value-type="float">
            <text:p>-102.2</text:p>
          </table:table-cell>
          <table:table-cell table:style-name="ce22" table:formula="of:=[.M26]-[.M27]" office:value-type="float" office:value="-103.18970004336" calcext:value-type="float">
            <text:p>-103.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P3 [dBm]</text:p>
          </table:table-cell>
          <table:table-cell/>
          <table:table-cell table:style-name="ce22" table:number-columns-repeated="11"/>
          <table:table-cell table:number-columns-repeated="1004"/>
        </table:table-row>
        <table:table-row table:style-name="ro1">
          <table:table-cell office:value-type="string" calcext:value-type="string">
            <text:p>DC Power</text:p>
          </table:table-cell>
          <table:table-cell table:formula="of:=[.B17]*[.B18]" office:value-type="float" office:value="0" calcext:value-type="float">
            <text:p>0.0</text:p>
          </table:table-cell>
          <table:table-cell table:style-name="ce22" table:formula="of:=[.C17]*[.C18]" office:value-type="float" office:value="0" calcext:value-type="float">
            <text:p>0.0</text:p>
          </table:table-cell>
          <table:table-cell table:style-name="ce22" table:formula="of:=[.D17]*[.D18]" office:value-type="float" office:value="0" calcext:value-type="float">
            <text:p>0.0</text:p>
          </table:table-cell>
          <table:table-cell table:style-name="ce22" table:formula="of:=[.E17]*[.E18]" office:value-type="float" office:value="0" calcext:value-type="float">
            <text:p>0.0</text:p>
          </table:table-cell>
          <table:table-cell table:style-name="ce22" table:formula="of:=[.F17]*[.F18]" office:value-type="float" office:value="0.2" calcext:value-type="float">
            <text:p>0.2</text:p>
          </table:table-cell>
          <table:table-cell table:style-name="ce22" table:formula="of:=[.G17]*[.G18]" office:value-type="float" office:value="0" calcext:value-type="float">
            <text:p>0.0</text:p>
          </table:table-cell>
          <table:table-cell table:style-name="ce22" table:formula="of:=[.H17]*[.H18]" office:value-type="float" office:value="0" calcext:value-type="float">
            <text:p>0.0</text:p>
          </table:table-cell>
          <table:table-cell table:style-name="ce22" table:formula="of:=[.I17]*[.I18]" office:value-type="float" office:value="-0.391791044776119" calcext:value-type="float">
            <text:p>-0.4</text:p>
          </table:table-cell>
          <table:table-cell table:style-name="ce22" table:formula="of:=[.J17]*[.J18]" office:value-type="float" office:value="0" calcext:value-type="float">
            <text:p>0.0</text:p>
          </table:table-cell>
          <table:table-cell table:style-name="ce22" table:formula="of:=[.K17]*[.K18]" office:value-type="float" office:value="45" calcext:value-type="float">
            <text:p>45.0</text:p>
          </table:table-cell>
          <table:table-cell table:style-name="ce22" table:formula="of:=[.L17]*[.L18]" office:value-type="float" office:value="0" calcext:value-type="float">
            <text:p>0.0</text:p>
          </table:table-cell>
          <table:table-cell table:style-name="ce22" table:formula="of:=[.M17]*[.M18]" office:value-type="float" office:value="0" calcext:value-type="float">
            <text:p>0.0</text:p>
          </table:table-cell>
          <table:table-cell table:number-columns-repeated="100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1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12" loext:min-decimal-places="12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4" loext:min-decimal-places="14" number:min-integer-digits="1"/>
    </number:number-style>
    <number:number-style style:name="N126">
      <number:number number:decimal-places="15" loext:min-decimal-places="15" number:min-integer-digits="1"/>
    </number:number-style>
    <number:number-style style:name="N127">
      <number:number number:decimal-places="11" loext:min-decimal-places="11" number:min-integer-digits="1"/>
    </number:number-style>
    <number:number-style style:name="N128">
      <number:number number:decimal-places="10" loext:min-decimal-places="10" number:min-integer-digits="1"/>
    </number:number-style>
    <number:number-style style:name="N129">
      <number:number number:decimal-places="9" loext:min-decimal-places="9" number:min-integer-digits="1"/>
    </number:number-style>
    <number:number-style style:name="N130">
      <number:number number:decimal-places="8" loext:min-decimal-places="8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6" loext:min-decimal-places="6" number:min-integer-digits="1"/>
    </number:number-style>
    <number:number-style style:name="N133">
      <number:number number:decimal-places="5" loext:min-decimal-places="5" number:min-integer-digits="1"/>
    </number:number-style>
    <number:number-style style:name="N134">
      <number:number number:decimal-places="4" loext:min-decimal-places="4" number:min-integer-digits="1"/>
    </number:number-style>
    <number:number-style style:name="N135">
      <number:scientific-number number:decimal-places="1" loext:min-decimal-places="1" number:min-integer-digits="1" number:min-exponent-digits="2" loext:exponent-interval="3" loext:forced-exponent-sign="true"/>
    </number:number-style>
    <number:percentage-style style:name="N136">
      <number:number number:decimal-places="1" loext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/00/0000</text:date>, <text:time style:data-style-name="N2" text:time-value="19:47:29.2227312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4T18:49:35.823000000</meta:creation-date>
    <dc:date>2020-07-02T12:50:30.415329154</dc:date>
    <meta:editing-duration>P4DT14H23M22S</meta:editing-duration>
    <meta:editing-cycles>177</meta:editing-cycles>
    <meta:generator>LibreOffice/6.0.7.3$Linux_X86_64 LibreOffice_project/00m0$Build-3</meta:generator>
    <meta:document-statistic meta:table-count="2" meta:cell-count="429" meta:object-count="0"/>
  </office:meta>
</office:document-meta>
</file>